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4">
      <style:text-properties fo:font-weight="bold" officeooo:rsid="00039331" officeooo:paragraph-rsid="00039331" style:font-weight-asian="bold" style:font-weight-complex="bold"/>
    </style:style>
    <style:style style:name="P2" style:family="paragraph" style:parent-style-name="Standard">
      <style:text-properties officeooo:rsid="00039331" officeooo:paragraph-rsid="00039331"/>
    </style:style>
    <style:style style:name="P3" style:family="paragraph" style:parent-style-name="Standard">
      <style:text-properties officeooo:paragraph-rsid="00039331"/>
    </style:style>
    <style:style style:name="P4" style:family="paragraph" style:parent-style-name="Standard">
      <style:text-properties fo:font-weight="bold" officeooo:rsid="00039331" officeooo:paragraph-rsid="00039331" style:font-weight-asian="bold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39331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blem Statement:</text:p>
      <text:p text:style-name="P3"><text:span text:style-name="T1">Making a recipe recommendation website using NLP (Natural Language Processing) and </text:span>TF-IDF <text:span text:style-name="T1">(Term Frequency and Inverse Document Frequency).</text:span></text:p>
      <text:p text:style-name="P2"/>
      <text:p text:style-name="P4">Hardware/Software Required:</text:p>
      <text:p text:style-name="P2">-Computer with Python, React.js, Vite, and Python libraries installed.</text:p>
      <text:p text:style-name="P2">-Code editor (e.g., Visual Studio Code, NeoVim).</text:p>
      <text:p text:style-name="P2"/>
      <text:h text:style-name="P1" text:outline-level="4"><text:s/>Justification of Waterfall Model:</text:h>
      <text:p text:style-name="Text_20_body">The Waterfall model is deemed appropriate for this project due to the following reasons:</text:p>
      <text:list xml:id="list3749255940489080345" text:style-name="L1">
        <text:list-item>
          <text:p text:style-name="P6"><text:span text:style-name="Strong_20_Emphasis">Clear and well-defined requirements:</text:span> The recipe recommendation system has a clear set of functional and non-functional requirements that can be meticulously documented upfront. </text:p>
        </text:list-item>
        <text:list-item>
          <text:p text:style-name="P6"><text:span text:style-name="Strong_20_Emphasis">Predictable project scope:</text:span> The project's scope, including the NLP component and frontend development, can be accurately estimated and planned. </text:p>
        </text:list-item>
        <text:list-item>
          <text:p text:style-name="P6"><text:span text:style-name="Strong_20_Emphasis">Limited resource constraints:</text:span> Sufficient resources, including time, budget, and personnel, are available to support the sequential nature of the Waterfall model. </text:p>
        </text:list-item>
        <text:list-item>
          <text:p text:style-name="P5"><text:span text:style-name="Strong_20_Emphasis">Low risk of changing requirements:</text:span> The core functionalities of the recipe recommendation system are relatively stable and unlikely to undergo significant modifications during development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16T16:36:32.969787481</meta:creation-date>
    <dc:date>2024-07-16T16:50:00.757431638</dc:date>
    <meta:editing-duration>PT2M16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11" meta:word-count="147" meta:character-count="1096" meta:non-whitespace-character-count="960"/>
  </office:meta>
</office:document-meta>
</file>